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fo:font-size="12pt" fo:font-weight="normal" officeooo:rsid="0018b029" officeooo:paragraph-rsid="0013fd65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use-window-font-color="true" style:font-name="Liberation Serif" fo:font-size="12pt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use-window-font-color="true" style:font-name="Liberation Serif" fo:font-size="12pt" fo:font-weight="normal" officeooo:paragraph-rsid="001ab26b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use-window-font-color="true" style:font-name="Liberation Serif" fo:font-size="12pt" fo:font-weight="normal" officeooo:paragraph-rsid="0013fd65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use-window-font-color="true" style:font-name="Liberation Serif" fo:font-size="12pt" fo:font-weight="normal" officeooo:paragraph-rsid="0013fd65" fo:background-color="transparent" style:font-size-asian="12pt" style:font-size-complex="12pt"/>
    </style:style>
    <style:style style:name="P6" style:family="paragraph" style:parent-style-name="Standard">
      <style:text-properties style:use-window-font-color="true" style:font-name="Liberation Serif" fo:font-size="12pt" officeooo:paragraph-rsid="0013fd65" fo:background-color="transparent" style:font-size-asian="12pt" style:font-size-complex="12pt"/>
    </style:style>
    <style:style style:name="T1" style:family="text">
      <style:text-properties officeooo:rsid="0009712b"/>
    </style:style>
    <style:style style:name="T2" style:family="text">
      <style:text-properties officeooo:rsid="000b6faf"/>
    </style:style>
    <style:style style:name="T3" style:family="text">
      <style:text-properties officeooo:rsid="000dfa8a"/>
    </style:style>
    <style:style style:name="T4" style:family="text">
      <style:text-properties style:font-name="serif"/>
    </style:style>
    <style:style style:name="T5" style:family="text">
      <style:text-properties style:font-name="serif" fo:font-size="12.75pt"/>
    </style:style>
    <style:style style:name="T6" style:family="text">
      <style:text-properties style:font-name="serif" fo:font-size="12.75pt" officeooo:rsid="0018b029" style:font-size-asian="12pt" style:font-weight-asian="normal" style:font-size-complex="12pt" style:font-weight-complex="normal"/>
    </style:style>
    <style:style style:name="T7" style:family="text">
      <style:text-properties style:font-name="serif" fo:font-size="12.75pt" officeooo:rsid="001ab26b"/>
    </style:style>
    <style:style style:name="T8" style:family="text">
      <style:text-properties style:font-name="serif" fo:font-size="8.25pt"/>
    </style:style>
    <style:style style:name="T9" style:family="text">
      <style:text-properties style:font-name="serif" officeooo:rsid="0018b029" style:font-weight-asian="normal" style:font-weight-complex="normal"/>
    </style:style>
    <style:style style:name="T10" style:family="text">
      <style:text-properties style:font-name="serif" officeooo:rsid="001ab26b"/>
    </style:style>
    <style:style style:name="T11" style:family="text">
      <style:text-properties officeooo:rsid="000eb33d"/>
    </style:style>
    <style:style style:name="T12" style:family="text">
      <style:text-properties officeooo:rsid="000f1d9f"/>
    </style:style>
    <style:style style:name="T13" style:family="text">
      <style:text-properties officeooo:rsid="00114e4e"/>
    </style:style>
    <style:style style:name="T14" style:family="text">
      <style:text-properties officeooo:rsid="0015d054"/>
    </style:style>
    <style:style style:name="T15" style:family="text">
      <style:text-properties officeooo:rsid="0016db2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8414f" style:font-weight-asian="normal" style:font-weight-complex="normal"/>
    </style:style>
    <style:style style:name="T18" style:family="text">
      <style:text-properties fo:font-weight="normal" officeooo:rsid="0018b029" style:font-weight-asian="normal" style:font-weight-complex="normal"/>
    </style:style>
    <style:style style:name="T19" style:family="text">
      <style:text-properties officeooo:rsid="001ab26b"/>
    </style:style>
    <style:style style:name="T20" style:family="text">
      <style:text-properties officeooo:rsid="0018b029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atrick</text:span> <text:span text:style-name="T1">Th.</text:span> <text:span text:style-name="T1">Eugster</text:span>, <text:span text:style-name="T1">Pascal </text:span>A. <text:span text:style-name="T1">Felber</text:span>, <text:span text:style-name="T1">Rachid Guerraoul</text:span>, <text:span text:style-name="T1">Anne-Marie Kermarrec</text:span> , The Many Faces of Publish/Subscribe, <text:s/>ACM Computing Surveys, 35<text:span text:style-name="T15">(</text:span>2<text:span text:style-name="T15">)</text:span>:1<text:span text:style-name="T2">14-131</text:span>, <text:span text:style-name="T2">Juin</text:span> 2003.</text:p>
      <text:p text:style-name="P2"/>
      <text:p text:style-name="P3">Coordinated Consensus in Dynamic Networks, <text:span text:style-name="T2">F</text:span>abian Kuhn, Yoram Moses, Rotem Oshman.</text:p>
      <text:p text:style-name="P3"/>
      <text:p text:style-name="P2">A Bundle of Problems, Lloyd Wood, Wesley M. Eddy, <text:span text:style-name="T3">P</text:span>eter Hollida<text:span text:style-name="T11">y.</text:span></text:p>
      <text:p text:style-name="P2"/>
      <text:p text:style-name="P2"><text:span text:style-name="T11">Carlos Borrego Iglesias</text:span>, <text:span text:style-name="T21">A Mobile Code-based Multi-Routing ProtocolArchitecture for Delay and Disruption TolerantNetworking</text:span>, <text:span text:style-name="T11">Thèse de doctorat de l’Université Autonome de Barcelone, Bellaterra, Janvier 2103.</text:span></text:p>
      <text:p text:style-name="P2"/>
      <text:p text:style-name="P2">A. Lindgren, A. DoriaI, <text:s/>E. Davies, <text:s/>S. Grasic, Probabilistic Routing Protocol for Intermittently Connected Networks. <text:span text:style-name="T12">IETF RFC 6693, Août 2012, ISSN : </text:span>2070-1721.</text:p>
      <text:p text:style-name="P2"/>
      <text:p text:style-name="P2"><text:span text:style-name="T12">J</text:span>an S. Rellermeyer, GustavoAlonso, Timothy Roscoe, R-OSGi: Distributed Applications ThroughSoftware Modularization, <text:span text:style-name="T13">In Middleware, 2007, p1-20, R. Cerqueira and R.H. Campbell.</text:span></text:p>
      <text:p text:style-name="P2"/>
      <text:p text:style-name="P2">Conception et programmation orientées objet, <text:span text:style-name="T13">Bertrand Meyer, Eyrolles, </text:span>2017, ISBN : 978-2-212-67500-9.</text:p>
      <text:p text:style-name="P2"/>
      <text:p text:style-name="P4">5 From the Internet of Things to the Web of Things: Resource Oriented Architecture and Best Practices, Dominique Guinard, Vlad Trifa, Friedemann Mattern, Erik Wilde, Architecting the Internet of Thing.</text:p>
      <text:p text:style-name="P4"/>
      <text:p text:style-name="P4"><text:span text:style-name="T14">A</text:span>lex (Sandy)Pentland, <text:span text:style-name="T14">R</text:span>ichardFletche, <text:span text:style-name="T14">Amir Hasson, DakNet: RethinkingConnectivity inDeveloping Nations,IEEE Computer Society, Janvier 2004, DOI : 0018-9162/04/$17.00 © 2004 IEEE.</text:span></text:p>
      <text:p text:style-name="P4"/>
      <text:p text:style-name="P6"><text:span text:style-name="T16">Hein Meling, Alberto Montresor, Ozalp Babaoglu, Bjarne E.Helvik, </text:span>Jgroup/ARM: Adistributed Object Group Platform with Autonomous Replication Management for Dependable Computing<text:span text:style-name="T16">, </text:span><text:span text:style-name="T17">T</text:span><text:span text:style-name="T16">echnicalReportUBLCS-2002-12, </text:span><text:span text:style-name="T17">Octobre 20</text:span><text:span text:style-name="T18">02.</text:span></text:p>
      <text:p text:style-name="P1"/>
      <text:p text:style-name="P1">Developing Solutions for the Internet of Things, <text:span text:style-name="T19">Intel Corporation, 2014.</text:span></text:p>
      <text:p text:style-name="P1"/>
      <text:p text:style-name="P5"><text:span text:style-name="T20">Daniele Miorandi, Sabrina Sicari, Francesco De Pellegrini, Imrich Chlamtac, </text:span>Internet of things: Vision, applications and research challenges, Elsevier, <text:span text:style-name="T19">Avril 2012.</text:span>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2pt" officeooo:rsid="000b6faf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6:30:10.904303346</meta:creation-date>
    <meta:generator>LibreOffice/6.2.4.2$Windows_X86_64 LibreOffice_project/2412653d852ce75f65fbfa83fb7e7b669a126d64</meta:generator>
    <dc:date>2019-11-25T16:12:17.951000000</dc:date>
    <meta:editing-duration>PT43M31S</meta:editing-duration>
    <meta:editing-cycles>17</meta:editing-cycles>
    <meta:document-statistic meta:table-count="0" meta:image-count="0" meta:object-count="0" meta:page-count="1" meta:paragraph-count="12" meta:word-count="225" meta:character-count="1793" meta:non-whitespace-character-count="1577"/>
  </office:meta>
</office:document-meta>
</file>